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thJax Main" svg:font-family="'MathJax Main'"/>
    <style:font-face style:name="monospace" svg:font-family="monospace, Courier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en" fo:country="US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" style:family="paragraph" style:parent-style-name="Standard">
      <style:paragraph-properties fo:margin-top="0.212cm" fo:margin-bottom="0cm" fo:line-height="150%" fo:text-align="center" style:justify-single-word="false" fo:background-color="transparent">
        <style:background-image/>
      </style:paragraph-properties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5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6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color="#000000" style:font-name="Times New Roman" fo:font-size="14pt" fo:language="ru" fo:country="RU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7" style:family="paragraph" style:parent-style-name="Standard">
      <style:paragraph-properties fo:margin-top="0.212cm" fo:margin-bottom="0cm" fo:line-height="150%" fo:text-align="center" style:justify-single-word="false" fo:background-color="transparent">
        <style:background-image/>
      </style:paragraph-properties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8" style:family="paragraph" style:parent-style-name="Standard">
      <style:paragraph-properties fo:margin-top="0.212cm" fo:margin-bottom="0cm" fo:line-height="150%" fo:text-align="end" style:justify-single-word="false" fo:background-color="transparent">
        <style:background-image/>
      </style:paragraph-properties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9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color="#000000" style:text-position="0% 100%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0" style:family="paragraph" style:parent-style-name="Heading_20_1">
      <style:paragraph-properties fo:margin-top="0.212cm" fo:margin-bottom="0cm" fo:line-height="150%" fo:text-align="center" style:justify-single-word="false" fo:background-color="transparent">
        <style:background-image/>
      </style:paragraph-properties>
      <style:text-properties fo:color="#000000" style:font-name="Times New Roman" fo:font-size="14pt" style:text-underline-style="none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top="0.212cm" fo:margin-bottom="0cm" fo:line-height="150%" fo:text-align="center" style:justify-single-word="false" fo:break-before="pag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2" style:family="paragraph" style:parent-style-name="Preformatted_20_Text">
      <style:paragraph-properties fo:margin-top="0.212cm" fo:margin-bottom="0cm" fo:line-height="150%" fo:text-align="start" style:justify-single-word="false" fo:background-color="#ffffff">
        <style:background-image/>
      </style:paragraph-properties>
      <style:text-properties fo:font-variant="normal" fo:text-transform="none" fo:color="#000000" style:font-name="Times New Roman" fo:font-size="14pt" fo:letter-spacing="normal" style:font-size-asian="14pt" style:font-size-complex="14pt"/>
    </style:style>
    <style:style style:name="P13" style:family="paragraph" style:parent-style-name="Standard">
      <style:paragraph-properties fo:margin-top="0.212cm" fo:margin-bottom="0cm" fo:line-height="150%" fo:text-align="start" style:justify-single-word="false" fo:background-color="#ffffff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top="0cm" fo:margin-bottom="0cm" fo:line-height="150%" fo:text-align="center" style:justify-single-word="false" fo:background-color="transparent">
        <style:background-image/>
      </style:paragraph-properties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5" style:family="paragraph" style:parent-style-name="Standard">
      <style:paragraph-properties fo:line-height="150%" fo:background-color="transparent">
        <style:background-image/>
      </style:paragraph-properties>
      <style:text-properties fo:color="#000000" style:font-name="Times New Roman" fo:font-size="14pt" fo:background-color="transparent" style:font-size-asian="14pt" style:font-size-complex="14pt"/>
    </style:style>
    <style:style style:name="P16" style:family="paragraph" style:parent-style-name="Standard">
      <style:paragraph-properties fo:line-height="150%" fo:background-color="transparent">
        <style:background-image/>
      </style:paragraph-properties>
      <style:text-properties fo:color="#000000" style:font-name="Times New Roman" fo:font-size="14pt" fo:background-color="#ffffff" style:font-size-asian="14pt" style:font-size-complex="14pt"/>
    </style:style>
    <style:style style:name="P17" style:family="paragraph" style:parent-style-name="Standard">
      <style:paragraph-properties fo:margin-left="0cm" fo:margin-right="0cm" fo:margin-top="0cm" fo:margin-bottom="0cm" fo:line-height="150%" fo:text-indent="11.012cm" style:auto-text-indent="false" fo:background-color="transparent">
        <style:background-image/>
      </style:paragraph-properties>
      <style:text-properties fo:color="#000000" style:font-name="Times New Roman" fo:font-size="14pt" fo:background-color="transparent" style:font-size-asian="14pt" style:font-size-complex="14pt"/>
    </style:style>
    <style:style style:name="P18" style:family="paragraph" style:parent-style-name="Standard">
      <style:paragraph-properties fo:margin-left="0cm" fo:margin-right="0cm" fo:margin-top="0cm" fo:margin-bottom="0cm" fo:line-height="150%" fo:text-indent="11.012cm" style:auto-text-indent="false" fo:background-color="transparent">
        <style:background-image/>
      </style:paragraph-properties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9" style:family="paragraph" style:parent-style-name="Preformatted_20_Text" style:master-page-name="">
      <style:paragraph-properties fo:margin-left="0cm" fo:margin-right="0cm" fo:margin-top="0.212cm" fo:margin-bottom="0cm" fo:line-height="150%" fo:text-align="start" style:justify-single-word="false" fo:text-indent="1.281cm" style:auto-text-indent="false" style:page-number="auto" fo:background-color="#ffffff">
        <style:background-image/>
      </style:paragraph-properties>
      <style:text-properties fo:font-variant="normal" fo:text-transform="none" fo:color="#000000" style:font-name="Times New Roman" fo:font-size="14pt" fo:letter-spacing="normal" style:font-size-asian="14pt" style:font-size-complex="14pt"/>
    </style:style>
    <style:style style:name="P20" style:family="paragraph" style:parent-style-name="Preformatted_20_Text">
      <style:paragraph-properties fo:margin-left="0cm" fo:margin-right="0cm" fo:margin-top="0.212cm" fo:margin-bottom="0cm" fo:line-height="150%" fo:text-align="start" style:justify-single-word="false" fo:text-indent="1.281cm" style:auto-text-indent="false" fo:background-color="#ffffff">
        <style:background-image/>
      </style:paragraph-properties>
      <style:text-properties fo:font-variant="normal" fo:text-transform="none" fo:color="#000000" style:font-name="Times New Roman" fo:font-size="14pt" fo:letter-spacing="normal" style:font-size-asian="14pt" style:font-size-complex="14pt"/>
    </style:style>
    <style:style style:name="P21" style:family="paragraph" style:parent-style-name="Preformatted_20_Text">
      <style:paragraph-properties fo:margin-left="0cm" fo:margin-right="0cm" fo:margin-top="0.212cm" fo:margin-bottom="0cm" fo:line-height="150%" fo:text-align="start" style:justify-single-word="false" fo:text-indent="1.281cm" style:auto-text-indent="false" fo:background-color="#ffffff">
        <style:background-image/>
      </style:paragraph-properties>
      <style:text-properties fo:color="#000000" style:font-name="Times New Roman" fo:font-size="14pt" style:font-size-asian="14pt" style:font-size-complex="14pt"/>
    </style:style>
    <style:style style:name="P22" style:family="paragraph" style:parent-style-name="Standard">
      <style:paragraph-properties fo:margin-left="0cm" fo:margin-right="0cm" fo:line-height="150%" fo:text-indent="1.281cm" style:auto-text-indent="false" fo:background-color="transparent">
        <style:background-image/>
      </style:paragraph-properties>
      <style:text-properties fo:color="#000000" style:font-name="Times New Roman" fo:font-size="14pt" fo:background-color="#ffffff" style:font-size-asian="14pt" style:font-size-complex="14pt"/>
    </style:style>
    <style:style style:name="P23" style:family="paragraph" style:parent-style-name="Standard" style:master-page-name="">
      <style:paragraph-properties fo:margin-left="0cm" fo:margin-right="0cm" fo:line-height="150%" fo:text-indent="1.281cm" style:auto-text-indent="false" style:page-number="auto" fo:background-color="transparent">
        <style:background-image/>
      </style:paragraph-properties>
      <style:text-properties fo:color="#000000" style:font-name="Times New Roman" fo:font-size="14pt" fo:background-color="#ffffff" style:font-size-asian="14pt" style:font-size-complex="14pt"/>
    </style:style>
    <style:style style:name="P24" style:family="paragraph" style:parent-style-name="Standard">
      <style:paragraph-properties fo:margin-left="0.028cm" fo:margin-right="0cm" fo:line-height="150%" fo:text-indent="0.863cm" style:auto-text-indent="false" fo:background-color="transparent">
        <style:background-image/>
      </style:paragraph-properties>
      <style:text-properties fo:color="#000000" style:font-name="Times New Roman" fo:font-size="14pt" fo:background-color="#ffffff" style:font-size-asian="14pt" style:font-size-complex="14pt"/>
    </style:style>
    <style:style style:name="P25" style:family="paragraph" style:parent-style-name="Standard" style:master-page-name="Standard">
      <style:paragraph-properties fo:margin-top="0cm" fo:margin-bottom="0cm" fo:line-height="150%" fo:text-align="center" style:justify-single-word="false" style:page-number="auto" fo:background-color="transparent">
        <style:background-image/>
      </style:paragraph-properties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26" style:family="paragraph" style:parent-style-name="Standard" style:list-style-name="L1">
      <style:paragraph-properties fo:margin-top="0.212cm" fo:margin-bottom="0cm" fo:line-height="150%" fo:text-align="center" style:justify-single-word="false" fo:break-before="page" fo:background-color="transparent">
        <style:background-image/>
      </style:paragraph-properties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27" style:family="paragraph" style:parent-style-name="Standard" style:list-style-name="L3">
      <style:paragraph-properties fo:margin-top="0.212cm" fo:margin-bottom="0cm" fo:line-height="150%" fo:text-align="start" style:justify-single-word="false" fo:break-before="page" fo:background-color="transparent">
        <style:background-image/>
      </style:paragraph-properties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8" style:family="paragraph" style:parent-style-name="Standard" style:list-style-name="L7">
      <style:paragraph-properties fo:margin-top="0.212cm" fo:margin-bottom="0cm" fo:line-height="150%" fo:text-align="start" style:justify-single-word="false" fo:break-before="pag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9" style:family="paragraph" style:parent-style-name="Standard" style:list-style-name="L11">
      <style:paragraph-properties fo:margin-top="0.212cm" fo:margin-bottom="0cm" fo:line-height="150%" fo:text-align="start" style:justify-single-word="false" fo:break-before="pag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0" style:family="paragraph" style:parent-style-name="Standard" style:list-style-name="L12">
      <style:paragraph-properties fo:margin-top="0.212cm" fo:margin-bottom="0cm" fo:line-height="150%" fo:text-align="start" style:justify-single-word="false" fo:break-before="pag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1" style:family="paragraph" style:parent-style-name="Standard" style:list-style-name="L2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color="#000000" style:font-name="Times New Roman" fo:font-size="14pt" fo:language="ru" fo:country="RU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32" style:family="paragraph" style:parent-style-name="Standard" style:list-style-name="L4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3" style:family="paragraph" style:parent-style-name="Standard" style:list-style-name="L5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4" style:family="paragraph" style:parent-style-name="Standard" style:list-style-name="L6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color="#000000" style:text-position="0% 100%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5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color="#000000" style:text-position="0% 100%" style:font-name="Times New Roman" fo:font-size="14pt" fo:language="ru" fo:country="RU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36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222222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7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8" style:family="paragraph" style:parent-style-name="Standard" style:list-style-name="L8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9" style:family="paragraph" style:parent-style-name="Standard" style:list-style-name="L9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40" style:family="paragraph" style:parent-style-name="Standard" style:list-style-name="L11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41" style:family="paragraph" style:parent-style-name="Standard" style:list-style-name="L12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42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2pt" fo:letter-spacing="normal" fo:language="ru" fo:country="RU" fo:font-style="normal" fo:font-weight="normal" fo:background-color="transparent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43" style:family="paragraph" style:parent-style-name="Standard" style:list-style-name="L10">
      <style:paragraph-properties fo:line-height="150%" fo:break-before="page" fo:background-color="transparent">
        <style:background-image/>
      </style:paragraph-properties>
      <style:text-properties fo:color="#000000" style:font-name="Times New Roman" fo:font-size="14pt" fo:language="ru" fo:country="RU" fo:font-weight="bold" fo:background-color="#ffffff" style:font-size-asian="14pt" style:font-size-complex="14pt"/>
    </style:style>
    <style:style style:name="P44" style:family="paragraph" style:parent-style-name="Standard" style:list-style-name="L10" style:master-page-name="">
      <style:paragraph-properties fo:margin-left="0.028cm" fo:margin-right="0cm" fo:line-height="150%" fo:text-indent="0.863cm" style:auto-text-indent="false" style:page-number="auto" fo:background-color="transparent">
        <style:background-image/>
      </style:paragraph-properties>
      <style:text-properties fo:color="#000000" style:font-name="Times New Roman" fo:font-size="14pt" fo:language="ru" fo:country="RU" fo:font-weight="bold" fo:background-color="#ffffff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fo:font-weight="bold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style="normal" fo:background-color="transparent" style:font-name-asian="Times New Roman1" style:language-asian="ru" style:country-asian="RU" style:font-name-complex="Times New Roman1"/>
    </style:style>
    <style:style style:name="T9" style:family="text">
      <style:text-properties fo:font-variant="normal" fo:text-transform="none" fo:letter-spacing="normal" fo:font-style="normal" fo:font-weight="bold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language="ru" fo:country="RU" fo:font-style="normal" fo:background-color="transparent" style:font-name-asian="Times New Roman1" style:language-asian="ru" style:country-asian="RU" style:font-name-complex="Times New Roman1"/>
    </style:style>
    <style:style style:name="T12" style:family="text">
      <style:text-properties fo:font-variant="normal" fo:text-transform="none" fo:color="#222222" fo:letter-spacing="normal" fo:font-style="normal" fo:font-weight="normal"/>
    </style:style>
    <style:style style:name="T13" style:family="text">
      <style:text-properties fo:font-variant="normal" fo:text-transform="none" fo:color="#222222" fo:letter-spacing="normal" fo:language="en" fo:country="US" fo:font-style="normal" fo:font-weight="normal"/>
    </style:style>
    <style:style style:name="T14" style:family="text">
      <style:text-properties fo:font-variant="normal" fo:text-transform="none" fo:color="#222222" style:font-name="Times New Roman" fo:letter-spacing="normal" fo:font-style="normal" fo:font-weight="normal"/>
    </style:style>
    <style:style style:name="T15" style:family="text">
      <style:text-properties fo:font-variant="normal" fo:text-transform="none" fo:color="#222222" style:font-name="Times New Roman" fo:letter-spacing="normal" fo:language="en" fo:country="US" fo:font-style="normal" fo:font-weight="normal"/>
    </style:style>
    <style:style style:name="T16" style:family="text">
      <style:text-properties fo:font-variant="normal" fo:text-transform="none" style:text-line-through-style="none" fo:letter-spacing="normal" fo:font-style="normal" style:text-underline-style="none" fo:font-weight="normal" style:text-blinking="false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tyle="normal" fo:font-weight="bold"/>
    </style:style>
    <style:style style:name="T19" style:family="text">
      <style:text-properties fo:font-style="normal" fo:font-weight="normal"/>
    </style:style>
    <style:style style:name="T20" style:family="text">
      <style:text-properties style:font-name="Times New Roman"/>
    </style:style>
    <style:style style:name="T21" style:family="text">
      <style:text-properties style:text-position="0% 100%" fo:language="ru" fo:country="RU" fo:font-style="normal" fo:font-weight="bold" fo:background-color="transparent" style:font-name-asian="Times New Roman1" style:language-asian="ru" style:country-asian="RU" style:font-weight-asian="bold" style:font-name-complex="Times New Roman1" style:font-weight-complex="bold"/>
    </style:style>
    <style:style style:name="T22" style:family="text">
      <style:text-properties style:text-position="0% 100%" fo:language="ru" fo:country="RU" fo:font-style="normal" fo:font-weight="normal" fo:background-color="transparent" style:font-name-asian="Times New Roman1" style:language-asian="ru" style:country-asian="RU" style:font-weight-asian="bold" style:font-name-complex="Times New Roman1" style:font-weight-complex="bold"/>
    </style:style>
    <style:style style:name="T23" style:family="text">
      <style:text-properties style:text-line-through-style="none" fo:font-style="normal" style:text-underline-style="none" fo:font-weight="normal" style:text-blinking="false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/>Федеральное государственное бюджетное образовательное учреждение <text:line-break/>высшего образования</text:p>
      <text:p text:style-name="P14">«Московский государственный технический университет имени Н.Э. Баумана (национальный исследовательский университет)»</text:p>
      <text:p text:style-name="P14">(МГТУ им. Н.Э. Баумана)</text:p>
      <text:p text:style-name="P15"/>
      <text:p text:style-name="P15"/>
      <text:p text:style-name="P4">Анализ алгоритмов</text:p>
      <text:p text:style-name="P7">Лабораторная работа №<text:span text:style-name="T2">7</text:span></text:p>
      <text:p text:style-name="P7">Отчёт на тему:</text:p>
      <text:h text:style-name="P10" text:outline-level="1"><text:span text:style-name="T8">«</text:span><text:span text:style-name="T11">Задача поиска подстроки в строке</text:span><text:span text:style-name="T8">»</text:span></text:h>
      <text:p text:style-name="P7"/>
      <text:p text:style-name="P7"/>
      <text:p text:style-name="P7"/>
      <text:p text:style-name="P17">Выполнила:</text:p>
      <text:p text:style-name="P17">Кочкарова Лейла</text:p>
      <text:p text:style-name="P17">ИУ7-55</text:p>
      <text:p text:style-name="P17"/>
      <text:p text:style-name="P18"/>
      <text:p text:style-name="P18"/>
      <text:p text:style-name="P18"/>
      <text:p text:style-name="P18"/>
      <text:p text:style-name="P18"/>
      <text:p text:style-name="P8"/>
      <text:p text:style-name="P8"/>
      <text:p text:style-name="P8"><text:bookmark text:name="_GoBack"/></text:p>
      <text:p text:style-name="P7">Москва, 2018</text:p>
      <text:list xml:id="list286868136362388895" text:style-name="L1">
        <text:list-header>
          <text:p text:style-name="P26">Введение</text:p>
        </text:list-header>
      </text:list>
      <text:p text:style-name="P6"><text:tab/><text:span text:style-name="T6">Цель работы:</text:span> изучение алгоритмов поиска подстроки в строке, в частности, алгоритма Кнута-Морриса-Пратта и алгоритма Бойера-Мура.</text:p>
      <text:p text:style-name="P6"/>
      <text:list xml:id="list1692587446857572214" text:style-name="L2">
        <text:list-header>
          <text:p text:style-name="P31"/>
        </text:list-header>
      </text:list>
      <text:list xml:id="list1709785399080760941" text:style-name="L3">
        <text:list-item>
          <text:p text:style-name="P27">Аналитическая часть</text:p>
        </text:list-item>
      </text:list>
      <text:p text:style-name="P6"><text:tab/>В данном разделе приведено описание алгоритмов поиска подстроки.</text:p>
      <text:list xml:id="list5857593967138886156" text:style-name="L4">
        <text:list-item>
          <text:list>
            <text:list-item>
              <text:p text:style-name="P32">Задача поиска подстроки</text:p>
            </text:list-item>
          </text:list>
        </text:list-item>
      </text:list>
      <text:p text:style-name="P5"><text:tab/><text:span text:style-name="T17">Пусть дана некоторая строка </text:span><text:span text:style-name="T3">T </text:span><text:span text:style-name="T17">(текст) и подстрока </text:span><text:span text:style-name="T3">W </text:span><text:span text:style-name="T17">(слово). Задача поиска подстроки сводится к поиску вхождения этой подстроки в указанной строке. Строго задача формулируется следующим образом: пусть задан массив </text:span><text:span text:style-name="T3">T </text:span><text:span text:style-name="T17">из </text:span><text:span text:style-name="T3">N </text:span><text:span text:style-name="T17">элементов и массив </text:span><text:span text:style-name="T3">W </text:span><text:span text:style-name="T17">из </text:span><text:span text:style-name="T3">M </text:span><text:span text:style-name="T17">элементов, </text:span><text:span text:style-name="T12">0&lt;M≤N. Если алоритм поиска подстроки обнаруживает вхождение </text:span><text:span text:style-name="T13">W </text:span><text:span text:style-name="T12">в </text:span><text:span text:style-name="T13">T, </text:span><text:span text:style-name="T12">то возвращается индекс, указывающий на первое совпадение подстроки со строкой.</text:span></text:p>
      <text:p text:style-name="P36"><text:tab/>Простейшим алгоритмом является примитивный алгоритм. Данный алгоритм выглядит следующим образом:</text:p>
      <text:list xml:id="list722469628174467945" text:style-name="L5">
        <text:list-item>
          <text:p text:style-name="P33"><text:span text:style-name="T13">I = 1</text:span><text:span text:style-name="T13">, J = 1</text:span></text:p>
        </text:list-item>
        <text:list-item>
          <text:p text:style-name="P33"><text:span text:style-name="T12">Сравнение </text:span><text:span text:style-name="T13">T[I] </text:span><text:span text:style-name="T12">с </text:span><text:span text:style-name="T13">W[J]</text:span></text:p>
        </text:list-item>
        <text:list-item>
          <text:p text:style-name="P33"><text:span text:style-name="T12">Совпадение: </text:span><text:span text:style-name="T13">J = J + 1, I = I +1</text:span></text:p>
        </text:list-item>
        <text:list-item>
          <text:p text:style-name="P33"><text:span text:style-name="T12">Несовпадение: </text:span><text:span text:style-name="T13">J = 1, I = I + 1</text:span></text:p>
        </text:list-item>
        <text:list-item>
          <text:p text:style-name="P33"><text:span text:style-name="T12">Если </text:span><text:span text:style-name="T13">J = M, </text:span><text:span text:style-name="T12">то подстрока найдена</text:span></text:p>
        </text:list-item>
        <text:list-item>
          <text:p text:style-name="P33"><text:span text:style-name="T12">Если </text:span><text:span text:style-name="T13">I + M &gt; N, </text:span><text:span text:style-name="T12">то подстрока отсутствует </text:span></text:p>
          <text:p text:style-name="P33"><text:span text:style-name="T14">В худшем случае алгоритм делает </text:span><text:span text:style-name="T15">MN </text:span><text:span text:style-name="T14">сравнений, в среднем – 2</text:span><text:span text:style-name="T15">N </text:span><text:span text:style-name="T14">сравнений.</text:span><text:span text:style-name="T20"><text:line-break/></text:span></text:p>
        </text:list-item>
      </text:list>
      <text:list xml:id="list4930809005700486146" text:style-name="L6">
        <text:list-item>
          <text:list>
            <text:list-item>
              <text:p text:style-name="P34"><text:s/>Алгоритм Кнута-Морриса-Пратта</text:p>
            </text:list-item>
          </text:list>
        </text:list-item>
      </text:list>
      <text:p text:style-name="P9"><text:tab/><text:span text:style-name="T17">Алгоритм Кнута-Морриса-Пратта позволяет улучить показатель количества сравнений: данный алгоритм требует только </text:span><text:span text:style-name="T3">N </text:span><text:span text:style-name="T17">сравнений в худшем случае. </text:span></text:p>
      <text:p text:style-name="P9"><text:span text:style-name="T17"><text:tab/>Идея алгоритма в том, что при каждом несовпадении </text:span><text:span text:style-name="T3">T[I] </text:span><text:span text:style-name="T17">и </text:span><text:span text:style-name="T3">W[J] </text:span><text:span text:style-name="T17">мы сдвигаемся не на единицу, а на </text:span><text:span text:style-name="T3">J, </text:span><text:span text:style-name="T17">так как меньшие сдвиги не приведут к </text:span><text:soft-page-break/><text:span text:style-name="T17">полному совпадению. К сожалению, этот алгоритм поиска дает выигрыш только тогда, когда несовпадению предшествовало некоторое число совпадений, иначе алгоритм работает как примитивный. Так как совпадения встречаются реже, чем несовпадения, выигрыш в большинстве случаев незначителен.</text:span></text:p>
      <text:p text:style-name="P9"><text:line-break/></text:p>
      <text:list xml:id="list30713945" text:continue-numbering="true" text:style-name="L6">
        <text:list-item>
          <text:list>
            <text:list-item>
              <text:p text:style-name="P34"><text:s/>Алгоритм Бойера-Мура</text:p>
            </text:list-item>
          </text:list>
        </text:list-item>
      </text:list>
      <text:p text:style-name="P9"><text:tab/><text:span text:style-name="T17">Алгоритм Бойера-Мура из трёх алгоритмов считается наиболее быстрым. В среднем он делает сравнений меньше, чем </text:span><text:span text:style-name="T3">N. </text:span><text:span text:style-name="T17">Данный алгоритм считается стандартным для поиска на странице браузера или в текстовых редакторах. </text:span></text:p>
      <text:p text:style-name="P35"><text:tab/>Особенностью алгоритма является то, что сравнение подстроки выполняется справа налево, а не с первого символа. Для оптимизации сдвигов производится предобработка подстроки, вычисляются значения сдвига для каждой из букв.</text:p>
      <text:p text:style-name="P9"/>
      <text:list xml:id="list5817415759341576322" text:style-name="L7">
        <text:list-header>
          <text:p text:style-name="P28">2.<text:span text:style-name="T6"> Конструкторская часть</text:span></text:p>
        </text:list-header>
      </text:list>
      <text:p text:style-name="P1"><text:tab/>В данном разделе представлен псевдокод алгоритма..</text:p>
      <text:list xml:id="list1334755010189908849" text:style-name="L8">
        <text:list-item>
          <text:list>
            <text:list-item>
              <text:p text:style-name="P38"><text:s/>Псевдокод примитивного алгортма </text:p>
            </text:list-item>
          </text:list>
        </text:list-item>
      </text:list>
      <text:p text:style-name="P16"><text:span text:style-name="T5">vector&lt;int&gt;</text:span> naiveStringMatcher(t : <text:span text:style-name="T5">string</text:span>, p : <text:span text:style-name="T5">string</text:span>):</text:p>
      <text:p text:style-name="P23"><text:s text:c="3"/><text:span text:style-name="T18">int</text:span><text:span text:style-name="T19"> n = t.length</text:span></text:p>
      <text:p text:style-name="P22"><text:s text:c="3"/><text:span text:style-name="T18">int</text:span><text:span text:style-name="T19"> m = p.length</text:span></text:p>
      <text:p text:style-name="P22"><text:s text:c="3"/><text:span text:style-name="T18">vector&lt;int&gt;</text:span><text:span text:style-name="T19"> ans</text:span></text:p>
      <text:p text:style-name="P22"><text:s text:c="3"/><text:span text:style-name="T18">for</text:span><text:span text:style-name="T19"> i = 0 </text:span><text:span text:style-name="T18">to</text:span><text:span text:style-name="T19"> n - m</text:span></text:p>
      <text:p text:style-name="P22"><text:s text:c="6"/><text:span text:style-name="T18">if</text:span><text:span text:style-name="T19"> t[i .. i + m - 1] == p</text:span></text:p>
      <text:p text:style-name="P22"><text:s text:c="9"/><text:span text:style-name="T19">ans.push_back(i)</text:span></text:p>
      <text:p text:style-name="P22"><text:s text:c="3"/><text:span text:style-name="T18">return</text:span><text:span text:style-name="T19"> ans</text:span></text:p>
      <text:p text:style-name="P2"/>
      <text:list xml:id="list5791288057829105190" text:style-name="L9">
        <text:list-item>
          <text:list>
            <text:list-item>
              <text:p text:style-name="P39"><text:s/>Псевдокод алгоритма Кнута-Морриса-Пратта</text:p>
            </text:list-item>
          </text:list>
        </text:list-item>
      </text:list>
      <text:p text:style-name="P12"><text:span text:style-name="T21">int</text:span><text:span text:style-name="T22">[] kmp(</text:span><text:span text:style-name="T21">string</text:span><text:span text:style-name="T22"> P, </text:span><text:span text:style-name="T21">string</text:span><text:span text:style-name="T22"> T):</text:span></text:p>
      <text:p text:style-name="P19"><text:span text:style-name="T18">int</text:span><text:span text:style-name="T19"> pl = P.length</text:span></text:p>
      <text:p text:style-name="P20"><text:span text:style-name="T18">int</text:span><text:span text:style-name="T19"> tl = T.length</text:span></text:p>
      <text:p text:style-name="P21"><text:span text:style-name="T9">int</text:span><text:span text:style-name="T10">[] answer</text:span></text:p>
      <text:p text:style-name="P21"><text:span text:style-name="T9">int</text:span><text:span text:style-name="T10">[] p = </text:span><text:span text:style-name="T16">prefixFunction(P + "#" + T)</text:span></text:p>
      <text:p text:style-name="P21"><text:span text:style-name="T9">int</text:span><text:span text:style-name="T10"> count = 0</text:span></text:p>
      <text:p text:style-name="P21"><text:span text:style-name="T9">for</text:span><text:span text:style-name="T10"> i = 0 .. tl — 1</text:span></text:p>
      <text:p text:style-name="P21"><text:span text:style-name="T9"><text:tab/>if</text:span><text:span text:style-name="T10"> p[pl + i + 1] == pl</text:span></text:p>
      <text:p text:style-name="P21"><text:span text:style-name="T10"><text:tab/>answer[count++] = i</text:span><text:span text:style-name="T7"> <text:s text:c="2"/></text:span></text:p>
      <text:p text:style-name="P21"><text:span text:style-name="T9">return</text:span><text:span text:style-name="T10"> answer</text:span></text:p>
      <text:p text:style-name="P13"/>
      <text:p text:style-name="P13"/>
      <text:list xml:id="list6027947881977605014" text:style-name="L10">
        <text:list-item>
          <text:list>
            <text:list-item>
              <text:p text:style-name="P43">Псевдокод алгоритма Бойера-Мура</text:p>
              <text:p text:style-name="P44"/>
            </text:list-item>
          </text:list>
        </text:list-item>
      </text:list>
      <text:p text:style-name="P24"><text:span text:style-name="T4">f</text:span><text:span text:style-name="T5">unction</text:span> BM(<text:span text:style-name="T5">char</text:span>[n] y, <text:span text:style-name="T5">char</text:span>[m] x): <text:span text:style-name="T5">vector &lt;int&gt;</text:span></text:p>
      <text:p text:style-name="P24"><text:s text:c="5"/><text:span text:style-name="T18">vector &lt;int&gt;</text:span><text:span text:style-name="T19"> answer </text:span></text:p>
      <text:p text:style-name="P24"><text:s text:c="5"/><text:span text:style-name="T18">if</text:span><text:span text:style-name="T19"> m == 0</text:span></text:p>
      <text:p text:style-name="P24"><text:s text:c="8"/><text:span text:style-name="T19">answer.pushBack(-1) </text:span></text:p>
      <text:p text:style-name="P24"><text:s text:c="8"/><text:span text:style-name="T18">return</text:span><text:span text:style-name="T19"> answer </text:span></text:p>
      <text:p text:style-name="P24"><text:s text:c="5"/><text:span text:style-name="T18">int</text:span><text:bookmark text:name="MathJax-Span-716"/><text:bookmark text:name="MathJax-Span-715"/><text:bookmark text:name="MathJax-Span-714"/><text:bookmark text:name="MathJax-Element-94-Frame"/><text:span text:style-name="T23">[</text:span><text:span text:style-name="T19"> </text:span><text:bookmark text:name="MathJax-Span-721"/><text:bookmark text:name="MathJax-Span-720"/><text:bookmark text:name="MathJax-Span-719"/><text:bookmark text:name="MathJax-Span-718"/><text:bookmark text:name="MathJax-Span-717"/><text:bookmark text:name="MathJax-Element-95-Frame"/><text:span text:style-name="T23">|</text:span><text:bookmark text:name="MathJax-Span-722"/><text:span text:style-name="T23">Σ</text:span><text:bookmark text:name="MathJax-Span-725"/><text:bookmark text:name="MathJax-Span-724"/><text:bookmark text:name="MathJax-Span-723"/><text:span text:style-name="T23">|]</text:span><text:span text:style-name="T19"> bmBc = preBmBc(x)</text:span></text:p>
      <text:p text:style-name="P24"><text:s text:c="5"/><text:span text:style-name="T18">int</text:span><text:span text:style-name="T19">[m] bmGs = preBmGs(x)</text:span></text:p>
      <text:p text:style-name="P24"><text:s text:c="5"/></text:p>
      <text:p text:style-name="P24"><text:s text:c="5"/><text:span text:style-name="T18">for</text:span><text:span text:style-name="T19"> i = m - 1 .. n - 1</text:span></text:p>
      <text:p text:style-name="P24"><text:s text:c="8"/><text:span text:style-name="T18">int</text:span><text:span text:style-name="T19"> j = m - 1</text:span></text:p>
      <text:p text:style-name="P24"><text:s text:c="8"/><text:span text:style-name="T18">while</text:span><text:span text:style-name="T19"> x[j] = = y[i]</text:span></text:p>
      <text:p text:style-name="P24"><text:s text:c="11"/><text:span text:style-name="T18">if</text:span><text:span text:style-name="T19"> j = = 0</text:span></text:p>
      <text:p text:style-name="P24"><text:s text:c="14"/><text:span text:style-name="T19">answer.pushBack(i) /</text:span></text:p>
      <text:p text:style-name="P24"><text:s text:c="11"/><text:span text:style-name="T19">- - i</text:span></text:p>
      <text:p text:style-name="P24"><text:s text:c="11"/><text:span text:style-name="T19">- - j</text:span></text:p>
      <text:p text:style-name="P24"><text:s text:c="8"/><text:span text:style-name="T19">i += max(bmGs[m - 1 - j], bmBc[y[i]])</text:span></text:p>
      <text:p text:style-name="P24"><text:s text:c="5"/><text:span text:style-name="T18">if</text:span><text:span text:style-name="T19"> (answer = = </text:span><text:bookmark text:name="MathJax-Span-731"/><text:bookmark text:name="MathJax-Span-730"/><text:bookmark text:name="MathJax-Span-729"/><text:bookmark text:name="MathJax-Element-97-Frame"/><text:span text:style-name="T23">∅ </text:span><text:span text:style-name="T19">)</text:span></text:p>
      <text:p text:style-name="P24"><text:s text:c="8"/><text:span text:style-name="T19">answer.pushBack(-1) </text:span></text:p>
      <text:p text:style-name="P24"><text:s text:c="5"/><text:span text:style-name="T18">return</text:span><text:span text:style-name="T19"> answer</text:span></text:p>
      <text:p text:style-name="P13"/>
      <text:list xml:id="list8251538814387336457" text:style-name="L11">
        <text:list-item>
          <text:list>
            <text:list-header>
              <text:p text:style-name="P29">3. Технологическая часть </text:p>
            </text:list-header>
          </text:list>
        </text:list-item>
      </text:list>
      <text:p text:style-name="P1"><text:tab/>В данном разделе представлена реализация алгоритмов, указан язык прораммирования, а также необходимые модули.</text:p>
      <text:list xml:id="list30728142" text:continue-numbering="true" text:style-name="L11">
        <text:list-item>
          <text:list>
            <text:list-item>
              <text:list>
                <text:list-header>
                  <text:p text:style-name="P40">3.1 Средства реализации</text:p>
                </text:list-header>
              </text:list>
            </text:list-item>
          </text:list>
        </text:list-item>
      </text:list>
      <text:p text:style-name="P3"><text:span text:style-name="T1"><text:tab/>Для выполнения данной лабораторной работы использовался язык </text:span>Python 3.7.1 <text:span text:style-name="T1">в среде </text:span>Pycharm. <text:span text:style-name="T1">Замены времени проводились с использованием функции process_time_ns, входящей в библиотеку </text:span>time Python <text:span text:style-name="T1">версии 3.7.</text:span></text:p>
      <text:list xml:id="list30700768" text:continue-numbering="true" text:style-name="L11">
        <text:list-item>
          <text:list>
            <text:list-item>
              <text:list>
                <text:list-header>
                  <text:p text:style-name="P29">3.2 Листинг кода</text:p>
                </text:list-header>
              </text:list>
            </text:list-item>
          </text:list>
        </text:list-item>
      </text:list>
      <text:p text:style-name="P42">def prefix(s):</text:p>
      <text:p text:style-name="P42"><text:s text:c="4"/>v = [0]*len(s)</text:p>
      <text:p text:style-name="P42"><text:s text:c="4"/>for i in range(1,len(s)):</text:p>
      <text:p text:style-name="P42"><text:s text:c="8"/>k = v[i-1]</text:p>
      <text:p text:style-name="P42"><text:s text:c="8"/>while k &gt; 0 and s[k] != s[i]:</text:p>
      <text:p text:style-name="P42"><text:s text:c="12"/>k = v[k-1]</text:p>
      <text:p text:style-name="P42"><text:s text:c="8"/>if s[k] == s[i]:</text:p>
      <text:p text:style-name="P42"><text:s text:c="12"/>k = k + 1</text:p>
      <text:p text:style-name="P42"><text:s text:c="8"/>v[i] = k</text:p>
      <text:p text:style-name="P42"><text:s text:c="4"/>return v</text:p>
      <text:p text:style-name="P2"/>
      <text:p text:style-name="P42">def kmp(substr,mainstr):</text:p>
      <text:p text:style-name="P42"><text:s text:c="4"/>index = -1</text:p>
      <text:p text:style-name="P42"><text:s text:c="4"/>f = prefix(substr)</text:p>
      <text:p text:style-name="P42"><text:s text:c="4"/>k = 0</text:p>
      <text:p text:style-name="P42"><text:s text:c="4"/>for i in range(len(mainstr)):</text:p>
      <text:p text:style-name="P42"><text:s text:c="8"/>while k &gt; 0 and substr[k] != mainstr[i]:</text:p>
      <text:p text:style-name="P42"><text:s text:c="12"/>k = f[k-1]</text:p>
      <text:p text:style-name="P42"><text:s text:c="8"/>if substr[k] == mainstr[i]:</text:p>
      <text:p text:style-name="P42"><text:s text:c="12"/>k = k + 1</text:p>
      <text:p text:style-name="P42"><text:s text:c="8"/>if k == len(substr):</text:p>
      <text:p text:style-name="P42"><text:s text:c="12"/>index = i - len(substr) + 1</text:p>
      <text:p text:style-name="P42"><text:s text:c="12"/>break</text:p>
      <text:p text:style-name="P42"><text:s text:c="4"/>return index</text:p>
      <text:list xml:id="list1356965399040792908" text:style-name="L12">
        <text:list-item>
          <text:p text:style-name="P30">Экспериментальная часть</text:p>
        </text:list-item>
      </text:list>
      <text:p text:style-name="P1"><text:tab/>В даном разделе будут произведены замеры времени работы алгоритма. Для исследования скоростных характеристик был использован компьютер на базе процессора Intel Core i7-6600U, содержащий 16 гигабайт оперативной памяти. Модуль тестирования запускался с жестокго диска под операционной системой Windows. Жесткий диск имел среднюю скорость передачи данных при чтении 2629 Мбайт/с и 798 Мбайт/с при записи. </text:p>
      <text:list xml:id="list30697263" text:continue-numbering="true" text:style-name="L12">
        <text:list-item>
          <text:list>
            <text:list-header>
              <text:p text:style-name="P41">4.1 Тестирование алгоритма</text:p>
            </text:list-header>
          </text:list>
        </text:list-item>
      </text:list>
      <text:p text:style-name="P1"><text:tab/></text:p>
      <text:p text:style-name="P11">Заключение</text:p>
      <text:p text:style-name="P1"><text:tab/>В данной работе были изучены алгоритмы поиска подстроки в строке, в частности, алгоритма Кнута-Морриса-Пратта и алгоритма Бойера-Мур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thJax Main" svg:font-family="'MathJax Main'"/>
    <style:font-face style:name="monospace" svg:font-family="monospace, Courier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25T12:28:09.49</meta:creation-date>
    <dc:date>2018-12-19T10:51:46.71</dc:date>
    <meta:editing-duration>P1DT10H40M21S</meta:editing-duration>
    <meta:editing-cycles>69</meta:editing-cycles>
    <meta:generator>OpenOffice/4.1.3$Win32 OpenOffice.org_project/413m1$Build-9783</meta:generator>
    <meta:document-statistic meta:table-count="0" meta:image-count="0" meta:object-count="0" meta:page-count="10" meta:paragraph-count="108" meta:word-count="738" meta:character-count="4999"/>
  </office:meta>
</office:document-meta>
</file>